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EC000001BCB1501A8D015207F0.png" manifest:media-type="image/png"/>
  <manifest:file-entry manifest:full-path="Pictures/10000201000003EC000001BC2606A0E3111E55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23ff23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font-name="Liberation Sans1" fo:font-size="24pt" style:font-name-asian="Liberation Sans1" style:font-size-asian="18pt" style:font-name-complex="Liberation Sans1" style:font-size-complex="18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2606A0E3111E550C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2606A0E3111E550C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B1501A8D015207F0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2"><text:span text:style-name="T1"><text:s/></text:span><text:span text:style-name="T1">ED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4" draw:layer="layout" svg:width="4cm" svg:height="1.4cm" svg:x="11.5cm" svg:y="1.3cm">
          <draw:text-box>
            <text:p text:style-name="P2"><text:span text:style-name="T2">(SG)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2"><text:span text:style-name="T3">(RD)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6" draw:layer="layout" svg:width="14.8cm" svg:height="2.139cm" svg:x="12.8cm" svg:y="17.5cm">
          <draw:text-box>
            <text:p text:style-name="P2"><text:span text:style-name="T4">Nachkommendurchschnitt (NKD)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  <draw:frame draw:style-name="gr10" draw:text-style-name="P7" draw:layer="layout" svg:width="3.6cm" svg:height="2.139cm" svg:x="5.2cm" svg:y="1.2cm">
          <draw:text-box>
            <text:p text:style-name="P2"><text:span text:style-name="T5">s</text:span><text:span text:style-name="T6">Eltern</text:span></text:p>
          </draw:text-box>
        </draw:frame>
        <draw:line draw:style-name="gr12" draw:text-style-name="P1" draw:layer="layout" svg:x1="7.9cm" svg:y1="2.2cm" svg:x2="9.7cm" svg:y2="5.3cm">
          <text:p/>
        </draw:line>
        <draw:frame draw:style-name="gr10" draw:text-style-name="P7" draw:layer="layout" svg:width="4.5cm" svg:height="2.139cm" svg:x="20cm" svg:y="9.201cm">
          <draw:text-box>
            <text:p text:style-name="P2"><text:span text:style-name="T5">s</text:span><text:span text:style-name="T6">Nachkommen</text:span></text:p>
          </draw:text-box>
        </draw:frame>
        <draw:line draw:style-name="gr12" draw:text-style-name="P1" draw:layer="layout" svg:x1="20.3cm" svg:y1="10.2cm" svg:x2="14.8cm" svg:y2="13.6cm">
          <text:p/>
        </draw:line>
        <draw:line draw:style-name="gr13" draw:text-style-name="P2" draw:layer="layout" svg:x1="10.8cm" svg:y1="17.5cm" svg:x2="13.6cm" svg:y2="17.5cm">
          <text:p/>
        </draw:line>
        <draw:frame draw:style-name="gr14" draw:text-style-name="P9" draw:layer="layout" svg:width="1.729cm" svg:height="1.195cm" svg:x="11.3cm" svg:y="18.4cm">
          <draw:text-box>
            <text:p text:style-name="P8"><text:span text:style-name="T7">Δ</text:span><text:span text:style-name="T8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8-04-16T04:12:32.465937000</dc:date>
    <meta:editing-duration>PT48M35S</meta:editing-duration>
    <meta:editing-cycles>9</meta:editing-cycles>
    <meta:generator>LibreOffice/5.4.3.2$MacOSX_X86_64 LibreOffice_project/92a7159f7e4af62137622921e809f8546db437e5</meta:generator>
    <meta:document-statistic meta:object-count="21"/>
  </office:meta>
</office:document-meta>
</file>